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0010000000C0000000CB9B7171EC206B548.gif" manifest:media-type="image/gif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28in"/>
    </style:style>
    <style:style style:name="co3" style:family="table-column">
      <style:table-column-properties fo:break-before="auto" style:column-width="1.29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76in" svg:height="3.5386in" svg:x="4.4106in" svg:y="3.4205in">
            <draw:object draw:notify-on-update-of-ranges="Sheet1.B5:Sheet1.B11 Sheet1.C5:Sheet1.C11 Sheet1.B5:Sheet1.B11 Sheet1.F5:Sheet1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Example 17.1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xi</text:p>
          </table:table-cell>
          <table:table-cell office:value-type="string" calcext:value-type="string">
            <text:p>yi</text:p>
          </table:table-cell>
          <table:table-cell table:style-name="ce1" office:value-type="string" calcext:value-type="string">
            <text:p>xi yi</text:p>
          </table:table-cell>
          <table:table-cell office:value-type="string" calcext:value-type="string">
            <text:p>xi^2</text:p>
          </table:table-cell>
          <table:table-cell office:value-type="string" calcext:value-type="string">
            <text:p>y approx</text:p>
          </table:table-cell>
          <table:table-cell table:style-name="ce1" office:value-type="string" calcext:value-type="string">
            <text:p>(yi - y mean)^2</text:p>
          </table:table-cell>
          <table:table-cell table:style-name="ce1" office:value-type="string" calcext:value-type="string">
            <text:p>(yi-a0-a1*xi)^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" table:formula="of:=[.B5]*[.C5]" office:value-type="float" office:value="0.5" calcext:value-type="float">
            <text:p>0.5</text:p>
          </table:table-cell>
          <table:table-cell table:formula="of:=[.B5]^2" office:value-type="float" office:value="1" calcext:value-type="float">
            <text:p>1</text:p>
          </table:table-cell>
          <table:table-cell table:formula="of:=[.$C$19]+[.$C$18]*[.B5]" office:value-type="float" office:value="0.910714285714285" calcext:value-type="float">
            <text:p>0.910714285714285</text:p>
          </table:table-cell>
          <table:table-cell table:style-name="ce1" table:formula="of:=([.C5]-[.$F$16])^2" office:value-type="float" office:value="8.5765306122449" calcext:value-type="float">
            <text:p>8.5765306122449</text:p>
          </table:table-cell>
          <table:table-cell table:style-name="ce1" table:formula="of:=([.C5]-[.F5])^2" office:value-type="float" office:value="0.168686224489796" calcext:value-type="float">
            <text:p>0.16868622448979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style-name="ce1" table:formula="of:=[.B6]*[.C6]" office:value-type="float" office:value="5" calcext:value-type="float">
            <text:p>5</text:p>
          </table:table-cell>
          <table:table-cell table:formula="of:=[.B6]^2" office:value-type="float" office:value="4" calcext:value-type="float">
            <text:p>4</text:p>
          </table:table-cell>
          <table:table-cell table:formula="of:=[.$C$19]+[.$C$18]*[.B6]" office:value-type="float" office:value="1.75" calcext:value-type="float">
            <text:p>1.75</text:p>
          </table:table-cell>
          <table:table-cell table:style-name="ce1" table:formula="of:=([.C6]-[.$F$16])^2" office:value-type="float" office:value="0.862244897959183" calcext:value-type="float">
            <text:p>0.862244897959183</text:p>
          </table:table-cell>
          <table:table-cell table:style-name="ce1" table:formula="of:=([.C6]-[.F6])^2" office:value-type="float" office:value="0.5625" calcext:value-type="float">
            <text:p>0.562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" table:formula="of:=[.B7]*[.C7]" office:value-type="float" office:value="6" calcext:value-type="float">
            <text:p>6</text:p>
          </table:table-cell>
          <table:table-cell table:formula="of:=[.B7]^2" office:value-type="float" office:value="9" calcext:value-type="float">
            <text:p>9</text:p>
          </table:table-cell>
          <table:table-cell table:formula="of:=[.$C$19]+[.$C$18]*[.B7]" office:value-type="float" office:value="2.58928571428571" calcext:value-type="float">
            <text:p>2.58928571428571</text:p>
          </table:table-cell>
          <table:table-cell table:style-name="ce1" table:formula="of:=([.C7]-[.$F$16])^2" office:value-type="float" office:value="2.04081632653061" calcext:value-type="float">
            <text:p>2.04081632653061</text:p>
          </table:table-cell>
          <table:table-cell table:style-name="ce1" table:formula="of:=([.C7]-[.F7])^2" office:value-type="float" office:value="0.347257653061224" calcext:value-type="float">
            <text:p>0.347257653061224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style-name="ce1" table:formula="of:=[.B8]*[.C8]" office:value-type="float" office:value="16" calcext:value-type="float">
            <text:p>16</text:p>
          </table:table-cell>
          <table:table-cell table:formula="of:=[.B8]^2" office:value-type="float" office:value="16" calcext:value-type="float">
            <text:p>16</text:p>
          </table:table-cell>
          <table:table-cell table:formula="of:=[.$C$19]+[.$C$18]*[.B8]" office:value-type="float" office:value="3.42857142857143" calcext:value-type="float">
            <text:p>3.42857142857143</text:p>
          </table:table-cell>
          <table:table-cell table:style-name="ce1" table:formula="of:=([.C8]-[.$F$16])^2" office:value-type="float" office:value="0.326530612244898" calcext:value-type="float">
            <text:p>0.326530612244898</text:p>
          </table:table-cell>
          <table:table-cell table:style-name="ce1" table:formula="of:=([.C8]-[.F8])^2" office:value-type="float" office:value="0.326530612244898" calcext:value-type="float">
            <text:p>0.32653061224489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style-name="ce1" table:formula="of:=[.B9]*[.C9]" office:value-type="float" office:value="17.5" calcext:value-type="float">
            <text:p>17.5</text:p>
          </table:table-cell>
          <table:table-cell table:formula="of:=[.B9]^2" office:value-type="float" office:value="25" calcext:value-type="float">
            <text:p>25</text:p>
          </table:table-cell>
          <table:table-cell table:formula="of:=[.$C$19]+[.$C$18]*[.B9]" office:value-type="float" office:value="4.26785714285714" calcext:value-type="float">
            <text:p>4.26785714285714</text:p>
          </table:table-cell>
          <table:table-cell table:style-name="ce1" table:formula="of:=([.C9]-[.$F$16])^2" office:value-type="float" office:value="0.00510204081632656" calcext:value-type="float">
            <text:p>0.00510204081632656</text:p>
          </table:table-cell>
          <table:table-cell table:style-name="ce1" table:formula="of:=([.C9]-[.F9])^2" office:value-type="float" office:value="0.589604591836734" calcext:value-type="float">
            <text:p>0.589604591836734</text:p>
          </table:table-cell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style-name="ce1" table:formula="of:=[.B10]*[.C10]" office:value-type="float" office:value="36" calcext:value-type="float">
            <text:p>36</text:p>
          </table:table-cell>
          <table:table-cell table:formula="of:=[.B10]^2" office:value-type="float" office:value="36" calcext:value-type="float">
            <text:p>36</text:p>
          </table:table-cell>
          <table:table-cell table:formula="of:=[.$C$19]+[.$C$18]*[.B10]" office:value-type="float" office:value="5.10714285714286" calcext:value-type="float">
            <text:p>5.10714285714286</text:p>
          </table:table-cell>
          <table:table-cell table:style-name="ce1" table:formula="of:=([.C10]-[.$F$16])^2" office:value-type="float" office:value="6.61224489795919" calcext:value-type="float">
            <text:p>6.61224489795919</text:p>
          </table:table-cell>
          <table:table-cell table:style-name="ce1" table:formula="of:=([.C10]-[.F10])^2" office:value-type="float" office:value="0.797193877551021" calcext:value-type="float">
            <text:p>0.79719387755102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  <table:table-cell table:style-name="ce1" table:formula="of:=[.B11]*[.C11]" office:value-type="float" office:value="38.5" calcext:value-type="float">
            <text:p>38.5</text:p>
          </table:table-cell>
          <table:table-cell table:formula="of:=[.B11]^2" office:value-type="float" office:value="49" calcext:value-type="float">
            <text:p>49</text:p>
          </table:table-cell>
          <table:table-cell table:formula="of:=[.$C$19]+[.$C$18]*[.B11]" office:value-type="float" office:value="5.94642857142857" calcext:value-type="float">
            <text:p>5.94642857142857</text:p>
          </table:table-cell>
          <table:table-cell table:style-name="ce1" table:formula="of:=([.C11]-[.$F$16])^2" office:value-type="float" office:value="4.29081632653061" calcext:value-type="float">
            <text:p>4.29081632653061</text:p>
          </table:table-cell>
          <table:table-cell table:style-name="ce1" table:formula="of:=([.C11]-[.F11])^2" office:value-type="float" office:value="0.199298469387755" calcext:value-type="float">
            <text:p>0.199298469387755</text:p>
          </table:table-cell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formula="of:=SUM([.B5:.B11])" office:value-type="float" office:value="28" calcext:value-type="float">
            <text:p>28</text:p>
          </table:table-cell>
          <table:table-cell table:formula="of:=SUM([.C5:.C11])" office:value-type="float" office:value="24" calcext:value-type="float">
            <text:p>24</text:p>
          </table:table-cell>
          <table:table-cell table:style-name="ce1" table:formula="of:=SUM([.D5:.D11])" office:value-type="float" office:value="119.5" calcext:value-type="float">
            <text:p>119.5</text:p>
          </table:table-cell>
          <table:table-cell table:formula="of:=SUM([.E5:.E11])" office:value-type="float" office:value="140" calcext:value-type="float">
            <text:p>140</text:p>
          </table:table-cell>
          <table:table-cell/>
          <table:table-cell table:style-name="ce1" table:formula="of:=SUM([.G5:.G11])" office:value-type="float" office:value="22.7142857142857" calcext:value-type="float">
            <text:p>22.7142857142857</text:p>
          </table:table-cell>
          <table:table-cell table:style-name="ce1" table:formula="of:=SUM([.H5:.H11])" office:value-type="float" office:value="2.99107142857143" calcext:value-type="float">
            <text:p>2.99107142857143</text:p>
          </table:table-cell>
        </table:table-row>
        <table:table-row table:style-name="ro1">
          <table:table-cell table:style-name="ce1" office:value-type="string" calcext:value-type="string">
            <text:p>Sum^2</text:p>
          </table:table-cell>
          <table:table-cell table:formula="of:=[.B12]^2" office:value-type="float" office:value="784" calcext:value-type="float">
            <text:p>784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x mean=</text:p>
          </table:table-cell>
          <table:table-cell table:formula="of:=[.B12]/[.$C$1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=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y mean=</text:p>
          </table:table-cell>
          <table:table-cell table:formula="of:=[.C12]/[.$C$16]" office:value-type="float" office:value="3.42857142857143" calcext:value-type="float">
            <text:p>3.42857142857143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a1=</text:p>
          </table:table-cell>
          <table:table-cell table:formula="of:=([.C16]*[.D12]-[.B12]*[.C12])/([.C16]*[.E12]-[.B13])" office:value-type="float" office:value="0.839285714285714" calcext:value-type="float">
            <text:p>0.839285714285714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a0=</text:p>
          </table:table-cell>
          <table:table-cell table:formula="of:=[.F16]-[.C18]*[.F15]" office:value-type="float" office:value="0.0714285714285712" calcext:value-type="float">
            <text:p>0.0714285714285712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y= a0 + a1*x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9T04:01:18.631925466</dc:date>
    <meta:editing-duration>PT28M27S</meta:editing-duration>
    <meta:editing-cycles>34</meta:editing-cycles>
    <meta:generator>LibreOffice/7.3.7.2$Linux_X86_64 LibreOffice_project/30$Build-2</meta:generator>
    <meta:document-statistic meta:table-count="1" meta:cell-count="7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0010000000C0000000CB9B7171EC206B548.gif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scatter" chart:style-name="ch1">
        <chart:legend chart:legend-position="end" svg:x="13.087cm" svg:y="3.94cm" style:legend-expansion="high" chart:style-name="ch2"/>
        <chart:plot-area chart:style-name="ch3" table:cell-range-address="Sheet1.B5:Sheet1.C11 Sheet1.F5:Sheet1.F11" svg:x="0.319cm" svg:y="0.179cm" svg:width="12.449cm" svg:height="8.631cm">
          <chart:coordinate-region svg:x="0.761cm" svg:y="0.381cm" svg:width="11.91cm" svg:height="7.7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5:Sheet1.C11" chart:class="chart:scatter">
            <chart:domain table:cell-range-address="Sheet1.B5:Sheet1.B11"/>
            <chart:data-point chart:repeated="7"/>
          </chart:series>
          <chart:series chart:style-name="ch8" chart:values-cell-range-address="Sheet1.F5:Sheet1.F11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5:Sheet1.B11</svg:desc>
                </draw:g>
              </table:table-cell>
              <table:table-cell office:value-type="float" office:value="0.5">
                <text:p>0.5</text:p>
                <draw:g>
                  <svg:desc>Sheet1.C5:Sheet1.C11</svg:desc>
                </draw:g>
              </table:table-cell>
              <table:table-cell office:value-type="float" office:value="0.910714285714285">
                <text:p>0.910714285714285</text:p>
                <draw:g>
                  <svg:desc>Sheet1.F5:Sheet1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58928571428571">
                <text:p>2.58928571428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4.26785714285714">
                <text:p>4.26785714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10714285714286">
                <text:p>5.10714285714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5.94642857142857">
                <text:p>5.946428571428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